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solveDependencyEvent.getDependencyDescrip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olveDependencyEvent.ResolveDependencyEvent( String name , DependencyResolver resolver , DependencyDescriptor dd , ModuleRevisionId requestedRevision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ResolveDependencyEvent.getResolv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